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9-29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9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6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30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2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4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8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6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7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1 2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2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246618181818" calcext:value-type="float">
            <text:p>1.58246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675294117647" calcext:value-type="float">
            <text:p>1.586752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56864" calcext:value-type="float">
            <text:p>1.6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790289655172" calcext:value-type="float">
            <text:p>1.58790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1216" calcext:value-type="float">
            <text:p>1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7848" calcext:value-type="float">
            <text:p>1.5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1896" calcext:value-type="float">
            <text:p>1.59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36835862069" calcext:value-type="float">
            <text:p>1.5936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7944" calcext:value-type="float">
            <text:p>1.58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00114285714" calcext:value-type="float">
            <text:p>1.64200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69132" calcext:value-type="float">
            <text:p>1.616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49729032258" calcext:value-type="float">
            <text:p>1.594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0624" calcext:value-type="float">
            <text:p>1.5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366451612903" calcext:value-type="float">
            <text:p>1.543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3828" calcext:value-type="float">
            <text:p>1.5133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875225806452" calcext:value-type="float">
            <text:p>1.5287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075696551724" calcext:value-type="float">
            <text:p>1.51075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4424" calcext:value-type="float">
            <text:p>1.5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94577777778" calcext:value-type="float">
            <text:p>1.56994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86456" calcext:value-type="float">
            <text:p>1.55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95432258065" calcext:value-type="float">
            <text:p>1.514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208028571429" calcext:value-type="float">
            <text:p>1.6220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69161290323" calcext:value-type="float">
            <text:p>1.600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6064" calcext:value-type="float">
            <text:p>1.60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24556" calcext:value-type="float">
            <text:p>1.562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018509090909" calcext:value-type="float">
            <text:p>1.550185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48448" calcext:value-type="float">
            <text:p>1.727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168457142857" calcext:value-type="float">
            <text:p>1.7216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968057142857" calcext:value-type="float">
            <text:p>1.68968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00993103448" calcext:value-type="float">
            <text:p>1.656009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60628571429" calcext:value-type="float">
            <text:p>1.6396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52524137931" calcext:value-type="float">
            <text:p>1.73252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15384615385" calcext:value-type="float">
            <text:p>1.7291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50455172414" calcext:value-type="float">
            <text:p>1.71150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96266666667" calcext:value-type="float">
            <text:p>1.69096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418933333333" calcext:value-type="float">
            <text:p>1.68418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78666666667" calcext:value-type="float">
            <text:p>1.67978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7096" calcext:value-type="float">
            <text:p>1.6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965571428571" calcext:value-type="float">
            <text:p>1.5996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473228571429" calcext:value-type="float">
            <text:p>1.50473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519555555556" calcext:value-type="float">
            <text:p>1.6351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33457142857" calcext:value-type="float">
            <text:p>1.5883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33777777778" calcext:value-type="float">
            <text:p>1.6583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530344827586" calcext:value-type="float">
            <text:p>1.70530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1848" calcext:value-type="float">
            <text:p>1.7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823085714286" calcext:value-type="float">
            <text:p>1.7382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024593548387" calcext:value-type="float">
            <text:p>1.820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2892" calcext:value-type="float">
            <text:p>1.8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941316129032" calcext:value-type="float">
            <text:p>1.769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91304" calcext:value-type="float">
            <text:p>1.7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85264516129" calcext:value-type="float">
            <text:p>1.81985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75083870968" calcext:value-type="float">
            <text:p>1.8287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2064" calcext:value-type="float">
            <text:p>1.7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84103225806" calcext:value-type="float">
            <text:p>1.849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27192" calcext:value-type="float">
            <text:p>1.84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187690322581" calcext:value-type="float">
            <text:p>1.8418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111006896552" calcext:value-type="float">
            <text:p>1.97111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26864516129" calcext:value-type="float">
            <text:p>1.95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22787096774" calcext:value-type="float">
            <text:p>1.90922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5728" calcext:value-type="float">
            <text:p>2.01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06916129032" calcext:value-type="float">
            <text:p>2.0650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454" calcext:value-type="float">
            <text:p>2.0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74993548387" calcext:value-type="float">
            <text:p>2.0427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08025806452" calcext:value-type="float">
            <text:p>1.9940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0992" calcext:value-type="float">
            <text:p>1.96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43019354839" calcext:value-type="float">
            <text:p>1.979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3144" calcext:value-type="float">
            <text:p>1.93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46374193548" calcext:value-type="float">
            <text:p>1.97746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887942857143" calcext:value-type="float">
            <text:p>2.0288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811148387097" calcext:value-type="float">
            <text:p>1.998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77496774194" calcext:value-type="float">
            <text:p>1.935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9768" calcext:value-type="float">
            <text:p>1.94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48412903226" calcext:value-type="float">
            <text:p>1.88248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8232" calcext:value-type="float">
            <text:p>1.91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33083870968" calcext:value-type="float">
            <text:p>1.8973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31406451613" calcext:value-type="float">
            <text:p>1.89831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8312" calcext:value-type="float">
            <text:p>1.8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254193548387" calcext:value-type="float">
            <text:p>1.9025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6672" calcext:value-type="float">
            <text:p>1.80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72877419355" calcext:value-type="float">
            <text:p>1.88572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724" calcext:value-type="float">
            <text:p>1.9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807393548387" calcext:value-type="float">
            <text:p>1.9680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65379310345" calcext:value-type="float">
            <text:p>1.95965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64971428571" calcext:value-type="float">
            <text:p>1.9326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75337931035" calcext:value-type="float">
            <text:p>1.928753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21971428571" calcext:value-type="float">
            <text:p>1.92121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16068965517" calcext:value-type="float">
            <text:p>1.903160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063117241379" calcext:value-type="float">
            <text:p>1.8706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030488888889" calcext:value-type="float">
            <text:p>1.79030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737" calcext:value-type="float">
            <text:p>1.81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41866666667" calcext:value-type="float">
            <text:p>1.91041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245066666667" calcext:value-type="float">
            <text:p>1.91245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610514285714" calcext:value-type="float">
            <text:p>1.96610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37071428571" calcext:value-type="float">
            <text:p>1.986370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14219354839" calcext:value-type="float">
            <text:p>1.96114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53352" calcext:value-type="float">
            <text:p>1.94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40309677419" calcext:value-type="float">
            <text:p>1.9224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464" calcext:value-type="float">
            <text:p>1.9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2064516129" calcext:value-type="float">
            <text:p>1.9222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0624516129" calcext:value-type="float">
            <text:p>1.913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92088" calcext:value-type="float">
            <text:p>1.8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50322580645" calcext:value-type="float">
            <text:p>1.875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5264" calcext:value-type="float">
            <text:p>1.8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3395862069" calcext:value-type="float">
            <text:p>1.8893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73341935484" calcext:value-type="float">
            <text:p>1.873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265780645161" calcext:value-type="float">
            <text:p>1.7726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632" calcext:value-type="float">
            <text:p>1.7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32180645161" calcext:value-type="float">
            <text:p>1.75132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2792" calcext:value-type="float">
            <text:p>1.75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102683870968" calcext:value-type="float">
            <text:p>1.7510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674116129032" calcext:value-type="float">
            <text:p>1.7267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2608" calcext:value-type="float">
            <text:p>1.68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99458064516" calcext:value-type="float">
            <text:p>1.664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31336" calcext:value-type="float">
            <text:p>1.65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795587096774" calcext:value-type="float">
            <text:p>1.637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280285714286" calcext:value-type="float">
            <text:p>1.7428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52774193548" calcext:value-type="float">
            <text:p>1.7275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2308" calcext:value-type="float">
            <text:p>1.7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58967741936" calcext:value-type="float">
            <text:p>1.694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3424" calcext:value-type="float">
            <text:p>1.64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907793548387" calcext:value-type="float">
            <text:p>1.6190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41961290323" calcext:value-type="float">
            <text:p>1.7104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37176" calcext:value-type="float">
            <text:p>1.75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03948387097" calcext:value-type="float">
            <text:p>1.8030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6504" calcext:value-type="float">
            <text:p>1.82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05109677419" calcext:value-type="float">
            <text:p>1.7730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24142857143" calcext:value-type="float">
            <text:p>1.87724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485548387097" calcext:value-type="float">
            <text:p>1.8548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17935483871" calcext:value-type="float">
            <text:p>1.865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7776" calcext:value-type="float">
            <text:p>1.85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65367741936" calcext:value-type="float">
            <text:p>1.82565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6872" calcext:value-type="float">
            <text:p>1.8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65832258065" calcext:value-type="float">
            <text:p>1.8136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16438709677" calcext:value-type="float">
            <text:p>1.819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476" calcext:value-type="float">
            <text:p>1.77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81625806452" calcext:value-type="float">
            <text:p>1.7868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6304" calcext:value-type="float">
            <text:p>1.79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64103225806" calcext:value-type="float">
            <text:p>1.7736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10971428571" calcext:value-type="float">
            <text:p>1.8031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56348387097" calcext:value-type="float">
            <text:p>1.8045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01470967742" calcext:value-type="float">
            <text:p>1.7400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01312" calcext:value-type="float">
            <text:p>1.71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58967741936" calcext:value-type="float">
            <text:p>1.6945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46728" calcext:value-type="float">
            <text:p>1.6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30167741936" calcext:value-type="float">
            <text:p>1.6763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749316129032" calcext:value-type="float">
            <text:p>1.6474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77744" calcext:value-type="float">
            <text:p>1.5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72387096774" calcext:value-type="float">
            <text:p>1.6867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60368" calcext:value-type="float">
            <text:p>1.6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38896551724" calcext:value-type="float">
            <text:p>1.9953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00895483871" calcext:value-type="float">
            <text:p>1.9700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611561290323" calcext:value-type="float">
            <text:p>2.3261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7056" calcext:value-type="float">
            <text:p>2.2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6116129032" calcext:value-type="float">
            <text:p>2.19156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7544" calcext:value-type="float">
            <text:p>2.27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109458823529" calcext:value-type="float">
            <text:p>2.841094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73393548387" calcext:value-type="float">
            <text:p>3.057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06928" calcext:value-type="float">
            <text:p>2.85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75764" calcext:value-type="float">
            <text:p>2.757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192579310345" calcext:value-type="float">
            <text:p>2.61192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19532" calcext:value-type="float">
            <text:p>2.571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834844444444" calcext:value-type="float">
            <text:p>3.0983484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754" calcext:value-type="float">
            <text:p>3.1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865857142857" calcext:value-type="float">
            <text:p>3.4186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08266666667" calcext:value-type="float">
            <text:p>3.4130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2835862069" calcext:value-type="float">
            <text:p>3.34628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955885714286" calcext:value-type="float">
            <text:p>3.2195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849186206896" calcext:value-type="float">
            <text:p>3.278491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503972413793" calcext:value-type="float">
            <text:p>3.1950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756" calcext:value-type="float">
            <text:p>3.12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514942857143" calcext:value-type="float">
            <text:p>2.66514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075384615385" calcext:value-type="float">
            <text:p>3.100753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914494117647" calcext:value-type="float">
            <text:p>3.199144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5112" calcext:value-type="float">
            <text:p>3.0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72866666667" calcext:value-type="float">
            <text:p>2.99372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736" calcext:value-type="float">
            <text:p>3.0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235085714286" calcext:value-type="float">
            <text:p>2.9523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72714" calcext:value-type="float">
            <text:p>2.8572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002828571429" calcext:value-type="float">
            <text:p>2.73002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4856" calcext:value-type="float">
            <text:p>2.7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936" calcext:value-type="float">
            <text:p>2.6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9624" calcext:value-type="float">
            <text:p>2.5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2192" calcext:value-type="float">
            <text:p>2.5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126" calcext:value-type="float">
            <text:p>2.151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976" calcext:value-type="float">
            <text:p>2.2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179" calcext:value-type="float">
            <text:p>2.1941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419" calcext:value-type="float">
            <text:p>2.209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47" calcext:value-type="float">
            <text:p>2.23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602755555556" calcext:value-type="float">
            <text:p>2.19602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723415384615" calcext:value-type="float">
            <text:p>2.137234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577288888889" calcext:value-type="float">
            <text:p>2.10577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09876923077" calcext:value-type="float">
            <text:p>2.10909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10133333333" calcext:value-type="float">
            <text:p>2.25010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1687" calcext:value-type="float">
            <text:p>2.3216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30222222222" calcext:value-type="float">
            <text:p>2.31930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8808" calcext:value-type="float">
            <text:p>2.3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41131034483" calcext:value-type="float">
            <text:p>2.29241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4072" calcext:value-type="float">
            <text:p>2.2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68115862069" calcext:value-type="float">
            <text:p>2.2368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7408" calcext:value-type="float">
            <text:p>2.218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44152" calcext:value-type="float">
            <text:p>2.20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72628571429" calcext:value-type="float">
            <text:p>2.2187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339876923077" calcext:value-type="float">
            <text:p>2.223398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014455172414" calcext:value-type="float">
            <text:p>2.260144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5416" calcext:value-type="float">
            <text:p>2.25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83714285714" calcext:value-type="float">
            <text:p>2.2348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8616" calcext:value-type="float">
            <text:p>2.270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73379310345" calcext:value-type="float">
            <text:p>2.21873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260057142857" calcext:value-type="float">
            <text:p>2.1926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83776" calcext:value-type="float">
            <text:p>2.208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63709090909" calcext:value-type="float">
            <text:p>2.1186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28727272727" calcext:value-type="float">
            <text:p>2.125287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70824" calcext:value-type="float">
            <text:p>2.1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618317241379" calcext:value-type="float">
            <text:p>2.096183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4808" calcext:value-type="float">
            <text:p>2.04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63144827586" calcext:value-type="float">
            <text:p>2.04363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18728" calcext:value-type="float">
            <text:p>2.13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69866666667" calcext:value-type="float">
            <text:p>2.11869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1712" calcext:value-type="float">
            <text:p>2.15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72025806452" calcext:value-type="float">
            <text:p>2.16172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868" calcext:value-type="float">
            <text:p>2.11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678683870968" calcext:value-type="float">
            <text:p>2.11678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3768" calcext:value-type="float">
            <text:p>2.1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88929032258" calcext:value-type="float">
            <text:p>2.0638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596567741935" calcext:value-type="float">
            <text:p>2.035965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3448" calcext:value-type="float">
            <text:p>2.09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008929032258" calcext:value-type="float">
            <text:p>2.14008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9272" calcext:value-type="float">
            <text:p>2.10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988103225806" calcext:value-type="float">
            <text:p>2.16988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487171428571" calcext:value-type="float">
            <text:p>2.18487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19148387097" calcext:value-type="float">
            <text:p>2.2571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254709677419" calcext:value-type="float">
            <text:p>2.3125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43744" calcext:value-type="float">
            <text:p>2.28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557212903226" calcext:value-type="float">
            <text:p>2.2055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2208" calcext:value-type="float">
            <text:p>2.249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07870967742" calcext:value-type="float">
            <text:p>2.2520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70167741936" calcext:value-type="float">
            <text:p>2.2097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5376" calcext:value-type="float">
            <text:p>2.21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50735483871" calcext:value-type="float">
            <text:p>2.203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688" calcext:value-type="float">
            <text:p>2.2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40103225806" calcext:value-type="float">
            <text:p>2.13940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67685714286" calcext:value-type="float">
            <text:p>2.25867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65187096774" calcext:value-type="float">
            <text:p>2.253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17664516129" calcext:value-type="float">
            <text:p>2.2117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97848" calcext:value-type="float">
            <text:p>2.189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80929032258" calcext:value-type="float">
            <text:p>2.1858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6408" calcext:value-type="float">
            <text:p>2.18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22632258065" calcext:value-type="float">
            <text:p>2.16722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84232258065" calcext:value-type="float">
            <text:p>2.14284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6192" calcext:value-type="float">
            <text:p>2.0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99329032258" calcext:value-type="float">
            <text:p>2.13399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94624" calcext:value-type="float">
            <text:p>2.0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79793548387" calcext:value-type="float">
            <text:p>2.045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66565517241" calcext:value-type="float">
            <text:p>2.15966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99144" calcext:value-type="float">
            <text:p>2.15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632412903226" calcext:value-type="float">
            <text:p>2.126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561213793103" calcext:value-type="float">
            <text:p>2.125612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439819354839" calcext:value-type="float">
            <text:p>2.1043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09268965517" calcext:value-type="float">
            <text:p>2.12109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628" calcext:value-type="float">
            <text:p>2.10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9055483871" calcext:value-type="float">
            <text:p>2.0219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71034482759" calcext:value-type="float">
            <text:p>1.99171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23870967742" calcext:value-type="float">
            <text:p>2.00823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0872" calcext:value-type="float">
            <text:p>1.99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97961290323" calcext:value-type="float">
            <text:p>1.99997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98142857143" calcext:value-type="float">
            <text:p>2.08298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5976" calcext:value-type="float">
            <text:p>2.06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250565517241" calcext:value-type="float">
            <text:p>2.02250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797885714286" calcext:value-type="float">
            <text:p>2.00797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66514285714" calcext:value-type="float">
            <text:p>2.0016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772" calcext:value-type="float">
            <text:p>1.9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852" calcext:value-type="float">
            <text:p>1.99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444303448276" calcext:value-type="float">
            <text:p>1.99444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42311111111" calcext:value-type="float">
            <text:p>2.00242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07117241379" calcext:value-type="float">
            <text:p>1.96207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72711111111" calcext:value-type="float">
            <text:p>1.894727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73820689655" calcext:value-type="float">
            <text:p>1.93873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49661538462" calcext:value-type="float">
            <text:p>1.98049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58742857143" calcext:value-type="float">
            <text:p>1.9785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46311111111" calcext:value-type="float">
            <text:p>1.94146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519907692308" calcext:value-type="float">
            <text:p>1.915199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87466666667" calcext:value-type="float">
            <text:p>1.87587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89292307692" calcext:value-type="float">
            <text:p>1.86889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528177777778" calcext:value-type="float">
            <text:p>1.845281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29085714286" calcext:value-type="float">
            <text:p>1.83729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76888888889" calcext:value-type="float">
            <text:p>1.81976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3504" calcext:value-type="float">
            <text:p>1.8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974133333333" calcext:value-type="float">
            <text:p>1.9097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9224" calcext:value-type="float">
            <text:p>1.9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48266666667" calcext:value-type="float">
            <text:p>1.91448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546" calcext:value-type="float">
            <text:p>2.08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00722580645" calcext:value-type="float">
            <text:p>2.0980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38592" calcext:value-type="float">
            <text:p>2.0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23277419355" calcext:value-type="float">
            <text:p>2.10823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08672" calcext:value-type="float">
            <text:p>2.01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81055483871" calcext:value-type="float">
            <text:p>2.098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296387096774" calcext:value-type="float">
            <text:p>2.0829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8432" calcext:value-type="float">
            <text:p>2.07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33987096774" calcext:value-type="float">
            <text:p>2.04333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8464" calcext:value-type="float">
            <text:p>1.99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994477419355" calcext:value-type="float">
            <text:p>2.0899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416882758621" calcext:value-type="float">
            <text:p>2.24416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080051612903" calcext:value-type="float">
            <text:p>2.2508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828303448276" calcext:value-type="float">
            <text:p>2.23828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66542857143" calcext:value-type="float">
            <text:p>2.2216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20882758621" calcext:value-type="float">
            <text:p>2.183208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30857142857" calcext:value-type="float">
            <text:p>2.1423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122703448276" calcext:value-type="float">
            <text:p>2.171227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217296551724" calcext:value-type="float">
            <text:p>2.17217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7618" calcext:value-type="float">
            <text:p>2.277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53213793104" calcext:value-type="float">
            <text:p>2.24753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32457142857" calcext:value-type="float">
            <text:p>2.27032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180622222222" calcext:value-type="float">
            <text:p>2.54180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7044" calcext:value-type="float">
            <text:p>2.25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10145454545" calcext:value-type="float">
            <text:p>2.682101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928" calcext:value-type="float">
            <text:p>2.7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013903448276" calcext:value-type="float">
            <text:p>2.61013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3232" calcext:value-type="float">
            <text:p>2.48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826628571429" calcext:value-type="float">
            <text:p>2.3482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806933333333" calcext:value-type="float">
            <text:p>2.24806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95571428571" calcext:value-type="float">
            <text:p>2.47595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614222222222" calcext:value-type="float">
            <text:p>2.436142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07" calcext:value-type="float">
            <text:p>2.46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070577777778" calcext:value-type="float">
            <text:p>2.57070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042830769231" calcext:value-type="float">
            <text:p>2.430428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96352" calcext:value-type="float">
            <text:p>2.618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94133333333" calcext:value-type="float">
            <text:p>2.49394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9524" calcext:value-type="float">
            <text:p>2.590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77952" calcext:value-type="float">
            <text:p>2.57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3452" calcext:value-type="float">
            <text:p>2.473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076541935484" calcext:value-type="float">
            <text:p>2.5107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82832" calcext:value-type="float">
            <text:p>2.4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73729032258" calcext:value-type="float">
            <text:p>2.3717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43312" calcext:value-type="float">
            <text:p>2.294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281909677419" calcext:value-type="float">
            <text:p>2.2028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47714285714" calcext:value-type="float">
            <text:p>2.4024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32258064516" calcext:value-type="float">
            <text:p>2.3843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48180645161" calcext:value-type="float">
            <text:p>2.269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77984" calcext:value-type="float">
            <text:p>2.24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44825806452" calcext:value-type="float">
            <text:p>2.271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27616" calcext:value-type="float">
            <text:p>2.23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144825806452" calcext:value-type="float">
            <text:p>2.27144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12438709677" calcext:value-type="float">
            <text:p>2.26112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6864" calcext:value-type="float">
            <text:p>2.24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73006451613" calcext:value-type="float">
            <text:p>2.1787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24" calcext:value-type="float">
            <text:p>2.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39870967742" calcext:value-type="float">
            <text:p>2.14539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094096551724" calcext:value-type="float">
            <text:p>2.220940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104929032258" calcext:value-type="float">
            <text:p>2.2010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50735483871" calcext:value-type="float">
            <text:p>2.2035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3088" calcext:value-type="float">
            <text:p>2.191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000825806452" calcext:value-type="float">
            <text:p>2.1800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7544" calcext:value-type="float">
            <text:p>2.1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803612903226" calcext:value-type="float">
            <text:p>2.1080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44670967742" calcext:value-type="float">
            <text:p>2.1484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66632" calcext:value-type="float">
            <text:p>2.15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01006451613" calcext:value-type="float">
            <text:p>2.13301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52968" calcext:value-type="float">
            <text:p>2.09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000258064516" calcext:value-type="float">
            <text:p>2.1100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75685714286" calcext:value-type="float">
            <text:p>2.1367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507483870968" calcext:value-type="float">
            <text:p>2.1350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65462068966" calcext:value-type="float">
            <text:p>2.097654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23428571429" calcext:value-type="float">
            <text:p>2.09223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0416" calcext:value-type="float">
            <text:p>2.06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19282758621" calcext:value-type="float">
            <text:p>2.0551928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228" calcext:value-type="float">
            <text:p>2.07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5608" calcext:value-type="float">
            <text:p>2.0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755062068965" calcext:value-type="float">
            <text:p>2.0275506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218472727273" calcext:value-type="float">
            <text:p>2.03218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7688" calcext:value-type="float">
            <text:p>1.93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02" calcext:value-type="float">
            <text:p>2.0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592855172414" calcext:value-type="float">
            <text:p>2.05592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28992" calcext:value-type="float">
            <text:p>2.0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133544827586" calcext:value-type="float">
            <text:p>1.9613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8096" calcext:value-type="float">
            <text:p>1.981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890289655172" calcext:value-type="float">
            <text:p>1.968902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69912" calcext:value-type="float">
            <text:p>1.9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8704" calcext:value-type="float">
            <text:p>1.9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01107692308" calcext:value-type="float">
            <text:p>1.935011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489489655172" calcext:value-type="float">
            <text:p>1.904894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58428571429" calcext:value-type="float">
            <text:p>1.8445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651696551724" calcext:value-type="float">
            <text:p>1.876516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30813793104" calcext:value-type="float">
            <text:p>1.979308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74782608696" calcext:value-type="float">
            <text:p>1.89174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26504347826" calcext:value-type="float">
            <text:p>1.90526504347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100690909091" calcext:value-type="float">
            <text:p>1.891006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690171428571" calcext:value-type="float">
            <text:p>1.91690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6496" calcext:value-type="float">
            <text:p>1.9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334" calcext:value-type="float">
            <text:p>1.910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9544" calcext:value-type="float">
            <text:p>1.9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764" calcext:value-type="float">
            <text:p>1.9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128" calcext:value-type="float">
            <text:p>1.9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5536" calcext:value-type="float">
            <text:p>1.8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04" calcext:value-type="float">
            <text:p>1.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9236" calcext:value-type="float">
            <text:p>2.2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5992" calcext:value-type="float">
            <text:p>2.4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968" calcext:value-type="float">
            <text:p>2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012" calcext:value-type="float">
            <text:p>2.0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5772" calcext:value-type="float">
            <text:p>1.98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2428" calcext:value-type="float">
            <text:p>2.6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374" calcext:value-type="float">
            <text:p>3.2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851" calcext:value-type="float">
            <text:p>3.318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9396" calcext:value-type="float">
            <text:p>3.549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78" calcext:value-type="float">
            <text:p>3.5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3636" calcext:value-type="float">
            <text:p>3.1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006" calcext:value-type="float">
            <text:p>4.2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2068" calcext:value-type="float">
            <text:p>3.592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2724" calcext:value-type="float">
            <text:p>1.9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0148" calcext:value-type="float">
            <text:p>3.470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452" calcext:value-type="float">
            <text:p>3.61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4076" calcext:value-type="float">
            <text:p>2.89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5088" calcext:value-type="float">
            <text:p>2.3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6668" calcext:value-type="float">
            <text:p>2.2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148" calcext:value-type="float">
            <text:p>5.3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388" calcext:value-type="float">
            <text:p>4.6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4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45" calcext:value-type="float">
            <text:p>4.3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1392" calcext:value-type="float">
            <text:p>4.3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942" calcext:value-type="float">
            <text:p>4.107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894" calcext:value-type="float">
            <text:p>4.10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882" calcext:value-type="float">
            <text:p>3.627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67568" calcext:value-type="float">
            <text:p>3.616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2544" calcext:value-type="float">
            <text:p>3.0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834" calcext:value-type="float">
            <text:p>3.624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374" calcext:value-type="float">
            <text:p>4.13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3652" calcext:value-type="float">
            <text:p>4.07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106" calcext:value-type="float">
            <text:p>3.89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2004" calcext:value-type="float">
            <text:p>3.8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6308" calcext:value-type="float">
            <text:p>3.2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376" calcext:value-type="float">
            <text:p>4.0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7536" calcext:value-type="float">
            <text:p>3.81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1832" calcext:value-type="float">
            <text:p>3.4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108" calcext:value-type="float">
            <text:p>3.5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5012" calcext:value-type="float">
            <text:p>3.52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348" calcext:value-type="float">
            <text:p>3.7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7042" calcext:value-type="float">
            <text:p>4.527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0304" calcext:value-type="float">
            <text:p>4.35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8234" calcext:value-type="float">
            <text:p>4.158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6816" calcext:value-type="float">
            <text:p>4.38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2454" calcext:value-type="float">
            <text:p>3.632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6176" calcext:value-type="float">
            <text:p>3.1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7446" calcext:value-type="float">
            <text:p>3.187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4636" calcext:value-type="float">
            <text:p>3.56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8424" calcext:value-type="float">
            <text:p>3.1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3172" calcext:value-type="float">
            <text:p>4.04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7754" calcext:value-type="float">
            <text:p>4.12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10528" calcext:value-type="float">
            <text:p>4.4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8506" calcext:value-type="float">
            <text:p>4.048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7968" calcext:value-type="float">
            <text:p>3.93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72" calcext:value-type="float">
            <text:p>3.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8496" calcext:value-type="float">
            <text:p>3.8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1628" calcext:value-type="float">
            <text:p>3.8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9344" calcext:value-type="float">
            <text:p>4.1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894" calcext:value-type="float">
            <text:p>4.485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7456" calcext:value-type="float">
            <text:p>4.13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7824" calcext:value-type="float">
            <text:p>4.27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58352" calcext:value-type="float">
            <text:p>3.4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846" calcext:value-type="float">
            <text:p>4.86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69714285714" calcext:value-type="float">
            <text:p>4.16269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9916" calcext:value-type="float">
            <text:p>3.89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95488" calcext:value-type="float">
            <text:p>4.6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2996" calcext:value-type="float">
            <text:p>5.68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3228" calcext:value-type="float">
            <text:p>5.2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006" calcext:value-type="float">
            <text:p>5.382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8508" calcext:value-type="float">
            <text:p>5.58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2788" calcext:value-type="float">
            <text:p>5.54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5732" calcext:value-type="float">
            <text:p>5.47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3276" calcext:value-type="float">
            <text:p>5.38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34342090495601</text:p>
          </table:table-cell>
          <table:table-cell office:value-type="string" calcext:value-type="string">
            <text:p>193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80" meta:object-count="0"/>
    <meta:user-defined meta:name="AppVersion">3.0</meta:user-defined>
  </office:meta>
</office:document-meta>
</file>